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Indoor</text:p>
          </table:table-cell>
          <table:table-cell office:value-type="string">
            <text:p>Outdoor</text:p>
          </table:table-cell>
        </table:table-row>
        <table:table-row table:style-name="ro1">
          <table:table-cell office:value-type="string">
            <text:p>Line Of Sight</text:p>
          </table:table-cell>
          <table:table-cell office:value-type="float" office:value="210">
            <text:p>21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Moderate Interference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Lots of Interference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>
            <draw:frame table:end-cell-address="Sheet1.G27" table:end-x="1.078cm" table:end-y="0.07cm" draw:z-index="0" draw:style-name="gr1" svg:width="12.268cm" svg:height="8.264cm" svg:x="0.101cm" svg:y="0.1cm">
              <draw:object draw:notify-on-update-of-ranges="Sheet1.A1:Sheet1.A1 Sheet1.A2:Sheet1.A4 Sheet1.B1:Sheet1.B1 Sheet1.B2:Sheet1.B4 Sheet1.C1:Sheet1.C1 Sheet1.C2:Sheet1.C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08/10/2009</text:date>, <text:time>20:0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ert Guderian</meta:initial-creator>
    <meta:creation-date>2009-10-08T14:43:40</meta:creation-date>
    <dc:date>2009-10-08T20:00:29</dc:date>
    <dc:creator>Robert Guderian</dc:creator>
    <meta:editing-duration>PT05H01M37S</meta:editing-duration>
    <meta:editing-cycles>1</meta:editing-cycles>
    <meta:document-statistic meta:table-count="3" meta:cell-count="12" meta:object-count="1"/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spline-order="3" chart:spline-resolution="8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2.269cm" svg:height="8.265cm" chart:class="chart:line" chart:style-name="ch1">
        <chart:title svg:x="4.047cm" svg:y="0.166cm" chart:style-name="ch2">
          <text:p>Range of Tmote Sky</text:p>
        </chart:title>
        <chart:legend chart:legend-position="end" svg:x="10.399cm" svg:y="3.663cm" chart:style-name="ch3"/>
        <chart:plot-area chart:style-name="ch4" table:cell-range-address="Sheet1.A1:Sheet1.C4" chart:data-source-has-labels="both" svg:x="0.289cm" svg:y="0.83cm" svg:width="9.866cm" svg:height="7.141cm">
          <chart:axis chart:dimension="x" chart:name="primary-x" chart:style-name="ch5">
            <chart:title svg:x="4.823cm" svg:y="7.572cm" chart:style-name="ch6">
              <text:p>Test Type</text:p>
            </chart:title>
            <chart:categories table:cell-range-address="Sheet1.A2:Sheet1.A4"/>
          </chart:axis>
          <chart:axis chart:dimension="y" chart:name="primary-y" chart:style-name="ch5">
            <chart:title svg:x="0.246cm" svg:y="4.912cm" chart:style-name="ch7">
              <text:p>Distance, ft</text:p>
            </chart:title>
            <chart:grid chart:style-name="ch8" chart:class="major"/>
          </chart:axis>
          <chart:series chart:style-name="ch9" chart:values-cell-range-address="Sheet1.B2:Sheet1.B4" chart:label-cell-address="Sheet1.B1:Sheet1.B1" chart:class="chart:line">
            <chart:data-point chart:repeated="3"/>
          </chart:series>
          <chart:series chart:style-name="ch10" chart:values-cell-range-address="Sheet1.C2:Sheet1.C4" chart:label-cell-address="Sheet1.C1:Sheet1.C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Indoor</text:p>
              </table:table-cell>
              <table:table-cell office:value-type="string">
                <text:p text:id="Sheet1.C1:Sheet1.C1">Outdoor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">Line Of Sight</text:p>
              </table:table-cell>
              <table:table-cell office:value-type="float" office:value="210">
                <text:p text:id="Sheet1.B2:Sheet1.B4">210</text:p>
              </table:table-cell>
              <table:table-cell office:value-type="float" office:value="200">
                <text:p text:id="Sheet1.C2:Sheet1.C4">200</text:p>
              </table:table-cell>
            </table:table-row>
            <table:table-row>
              <table:table-cell office:value-type="string">
                <text:p>Moderate Interference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Lots of Interference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